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C000005DC22EBF5AB.jpg" manifest:media-type=""/>
  <manifest:file-entry manifest:full-path="Pictures/100000000000009800000166EB3CE1AF.png" manifest:media-type=""/>
  <manifest:file-entry manifest:full-path="Pictures/1000000000000098000001664D0256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102cm" svg:stroke-color="#00ff00" draw:marker-start="" draw:marker-start-width="0.152cm" draw:marker-start-center="false" draw:marker-end="" draw:marker-end-width="0.152cm" draw:marker-end-center="false" draw:stroke-linejoin="miter" draw:fill="solid" draw:fill-color="#00ff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3" style:family="graphic" style:parent-style-name="standard" style:list-style-name="L1">
      <style:graphic-properties draw:stroke="solid" svg:stroke-width="0.102cm" svg:stroke-color="#ff0000" draw:marker-start="" draw:marker-start-width="0.152cm" draw:marker-start-center="false" draw:marker-end="" draw:marker-end-width="0.152cm" draw:marker-end-center="false" draw:stroke-linejoin="miter" draw:fill="solid" draw:fill-color="#ff00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4" style:family="graphic" style:parent-style-name="standard" style:list-style-name="L1">
      <style:graphic-properties draw:stroke="solid" svg:stroke-width="0.102cm" svg:stroke-color="#007fb2" draw:marker-start="" draw:marker-start-width="0.152cm" draw:marker-start-center="false" draw:marker-end="" draw:marker-end-width="0.152cm" draw:marker-end-center="false" draw:stroke-linejoin="miter" draw:fill="solid" draw:fill-color="#007fb2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5" style:family="graphic" style:parent-style-name="standard" style:list-style-name="L1">
      <style:graphic-properties draw:stroke="solid" svg:stroke-width="0.051cm" svg:stroke-color="#000000" draw:marker-start="" draw:marker-start-width="0.276cm" draw:marker-start-center="false" draw:marker-end="Arrow" draw:marker-end-width="0.376cm" draw:marker-end-center="false" draw:fill="none" draw:fill-color="#cfe7f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924cm" fo:min-width="3.91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1cm" svg:stroke-color="#000000" draw:marker-start="" draw:marker-start-width="0.276cm" draw:marker-start-center="false" draw:marker-end="Arrow" draw:marker-end-width="0.376cm" draw:marker-end-center="false" draw:fill="none" draw:fill-color="#cfe7f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924cm" fo:min-width="3.7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margin-left="0cm" fo:margin-right="0cm" fo:margin-top="0cm" fo:margin-bottom="0cm" fo:line-height="100%" fo:text-align="justify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3.62cm" svg:height="4.02cm" svg:x="10.612cm" svg:y="5.468cm">
          <draw:image xlink:href="Pictures/10000000000005DC000005DC22EBF5AB.jpg" xlink:type="simple" xlink:show="embed" xlink:actuate="onLoad">
            <text:p/>
          </draw:image>
        </draw:frame>
        <draw:g>
          <draw:path draw:style-name="gr2" draw:text-style-name="P1" draw:layer="layout" svg:width="17.311cm" svg:height="2.951cm" svg:x="1.663cm" svg:y="1.462cm" svg:viewBox="0 0 17312 2952" svg:d="m17312 2952c-20 0-12663-14-12682-14-702-3-778-67-875-125-382-236-494-644-714-1258-238-675-404-1555-696-1555-238 0-422 853-662 1528-218 614-347 1053-731 1290-99 61-195 120-952 120z">
            <text:p/>
          </draw:path>
          <draw:path draw:style-name="gr3" draw:text-style-name="P1" draw:layer="layout" svg:width="16.383cm" svg:height="1.463cm" svg:x="2.592cm" svg:y="2.948cm" svg:viewBox="0 0 16384 1464" svg:d="m16384 1464c-40 0-6796-9-6835-9-1448-2-1605-32-1802-63-791-116-1023-319-1473-622-494-335-835-770-1439-770-490 0-870 424-1364 757-450 304-718 521-1508 638-203 30-403 60-1963 60z">
            <text:p/>
          </draw:path>
          <draw:path draw:style-name="gr4" draw:text-style-name="P1" draw:layer="layout" svg:width="17.263cm" svg:height="0.873cm" svg:x="1.711cm" svg:y="3.539cm" svg:viewBox="0 0 17264 874" svg:d="m17245 874c-73 0 69 0 0 0-2534 0-1844-21-2188-39-1383-70-1791-190-2577-372-864-202-1464-463-2521-463-858 0-1522 254-2385 454-789 183-1257 311-2640 382-354 19-2204 38-4934 38z">
            <text:p/>
          </draw:path>
          <draw:line draw:style-name="gr5" draw:text-style-name="P2" draw:layer="layout" svg:x1="1.473cm" svg:y1="4.49cm" svg:x2="19.811cm" svg:y2="4.49cm">
            <text:p/>
          </draw:line>
          <draw:frame draw:style-name="gr6" draw:text-style-name="P4" draw:layer="layout" svg:width="4.412cm" svg:height="1.174cm" svg:x="8.285cm" svg:y="4.459cm">
            <draw:text-box>
              <text:p text:style-name="P3"><text:span text:style-name="T1">Travel time</text:span></text:p>
            </draw:text-box>
          </draw:frame>
          <draw:line draw:style-name="gr7" draw:text-style-name="P2" draw:layer="layout" svg:x1="1.445cm" svg:y1="4.515cm" svg:x2="1.473cm" svg:y2="0.706cm">
            <text:p/>
          </draw:line>
          <draw:frame draw:style-name="gr8" draw:text-style-name="P4" draw:layer="layout" svg:width="4.22cm" svg:height="1.174cm" draw:transform="rotate (1.5706217938697) translate (0.284cm 4.578cm)">
            <draw:text-box>
              <text:p text:style-name="P3"><text:span text:style-name="T1">Probability</text:span></text:p>
            </draw:text-box>
          </draw:frame>
        </draw:g>
        <draw:frame draw:style-name="gr1" draw:layer="layout" svg:width="0.817cm" svg:height="2.136cm" svg:x="3.427cm" svg:y="6.41cm">
          <draw:image xlink:href="Pictures/100000000000009800000166EB3CE1AF.png" xlink:type="simple" xlink:show="embed" xlink:actuate="onLoad">
            <text:p/>
          </draw:image>
        </draw:frame>
        <draw:frame draw:style-name="gr1" draw:layer="layout" svg:width="0.834cm" svg:height="2.187cm" svg:x="7.11cm" svg:y="6.385cm">
          <draw:image xlink:href="Pictures/1000000000000098000001664D0256DE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1cm" fo:text-indent="0cm"/>
      <style:text-properties style:use-window-font-color="true" style:text-outline="false" style:text-line-through-style="none" style:font-name="Liberation Sans" fo:font-size="15.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3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5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6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21.299999237060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8.94cm" svg:height="10.793cm" svg:x="0.508cm" svg:y="2.377cm" presentation:class="outline" presentation:placeholder="true">
        <draw:text-box/>
      </draw:frame>
      <draw:frame presentation:style-name="Mpr1" draw:text-style-name="MP1" draw:layer="backgroundobjects" svg:width="2.367cm" svg:height="0.701cm" svg:x="0.508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701cm" svg:x="3.47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701cm" svg:x="7.284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05:53:44</meta:creation-date>
    <dc:date>2014-02-05T12:31:08.424809149</dc:date>
    <meta:editing-duration>PT6H52M5S</meta:editing-duration>
    <meta:editing-cycles>3</meta:editing-cycles>
    <meta:generator>LibreOffice/4.1.1.2$Linux_X86_64 LibreOffice_project/7e4286b58adc75a14f6d83f53a03b6c11fa2903</meta:generator>
    <meta:document-statistic meta:object-count="34"/>
  </office:meta>
</office:document-meta>
</file>